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officeooo:rsid="00079c3d" officeooo:paragraph-rsid="00079c3d" style:font-size-asian="12.25pt" style:font-size-complex="14pt"/>
    </style:style>
    <style:style style:name="P2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79c3d" officeooo:paragraph-rsid="001f4c1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9c3d" officeooo:paragraph-rsid="0024d43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fo:font-size="12pt" officeooo:paragraph-rsid="0008c080" style:font-size-asian="12pt" style:font-size-complex="12pt"/>
    </style:style>
    <style:style style:name="P9" style:family="paragraph" style:parent-style-name="Standard">
      <style:paragraph-properties fo:line-height="150%" fo:text-align="end" style:justify-single-word="false"/>
      <style:text-properties fo:font-size="12pt" officeooo:paragraph-rsid="0011d9e8" style:font-size-asian="12pt" style:font-size-complex="12pt"/>
    </style:style>
    <style:style style:name="P10" style:family="paragraph" style:parent-style-name="Standard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fo:font-size="12pt" officeooo:paragraph-rsid="0024d437" style:font-size-asian="12pt" style:font-size-complex="12pt"/>
    </style:style>
    <style:style style:name="P12" style:family="paragraph" style:parent-style-name="Standard">
      <style:text-properties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1f4c16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0b3427" style:font-size-asian="10pt" style:font-size-complex="10pt"/>
    </style:style>
    <style:style style:name="P15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17b153" style:font-size-asian="10pt" style:font-size-complex="10pt"/>
    </style:style>
    <style:style style:name="P16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20b70e" style:font-size-asian="10pt" style:font-size-complex="10pt"/>
    </style:style>
    <style:style style:name="P17" style:family="paragraph" style:parent-style-name="Standard">
      <style:text-properties officeooo:paragraph-rsid="0024d437"/>
    </style:style>
    <style:style style:name="P18" style:family="paragraph" style:parent-style-name="Table_20_Contents">
      <style:paragraph-properties fo:line-height="150%"/>
      <style:text-properties fo:font-size="12pt" officeooo:rsid="0008c080" officeooo:paragraph-rsid="0008c080" style:font-size-asian="12pt" style:font-size-complex="12pt"/>
    </style:style>
    <style:style style:name="P19" style:family="paragraph" style:parent-style-name="Table_20_Contents">
      <style:paragraph-properties fo:line-height="150%" fo:text-align="end" style:justify-single-word="false"/>
      <style:text-properties fo:font-size="12pt" officeooo:rsid="0008c080" officeooo:paragraph-rsid="0008c080" style:font-size-asian="12pt" style:font-size-complex="12pt"/>
    </style:style>
    <style:style style:name="P20" style:family="paragraph" style:parent-style-name="Table_20_Contents">
      <style:paragraph-properties fo:line-height="150%" fo:text-align="end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22" style:family="paragraph" style:parent-style-name="Table_20_Contents">
      <style:paragraph-properties fo:line-height="150%" fo:text-align="end" style:justify-single-word="false"/>
      <style:text-properties fo:font-size="12pt" officeooo:paragraph-rsid="0024d437" style:font-size-asian="12pt" style:font-size-complex="12pt"/>
    </style:style>
    <style:style style:name="P23" style:family="paragraph" style:parent-style-name="Table_20_Contents">
      <style:paragraph-properties fo:line-height="150%"/>
      <style:text-properties fo:font-size="12pt" officeooo:rsid="0011d9e8" officeooo:paragraph-rsid="0011d9e8" style:font-size-asian="12pt" style:font-size-complex="12pt"/>
    </style:style>
    <style:style style:name="P24" style:family="paragraph" style:parent-style-name="Table_20_Contents">
      <style:paragraph-properties fo:line-height="150%" fo:text-align="end" style:justify-single-word="false"/>
      <style:text-properties fo:font-size="12pt" officeooo:rsid="0011d9e8" officeooo:paragraph-rsid="0011d9e8" style:font-size-asian="12pt" style:font-size-complex="12pt"/>
    </style:style>
    <style:style style:name="P25" style:family="paragraph" style:parent-style-name="Table_20_Contents">
      <style:paragraph-properties fo:line-height="150%"/>
      <style:text-properties fo:font-size="12pt" officeooo:rsid="001f4c16" officeooo:paragraph-rsid="001f4c16" style:font-size-asian="12pt" style:font-size-complex="12pt"/>
    </style:style>
    <style:style style:name="P26" style:family="paragraph" style:parent-style-name="Table_20_Contents">
      <style:paragraph-properties fo:line-height="150%" fo:text-align="end" style:justify-single-word="false"/>
      <style:text-properties fo:font-size="12pt" officeooo:rsid="0024d437" officeooo:paragraph-rsid="0024d437" style:font-size-asian="12pt" style:font-size-complex="12pt"/>
    </style:style>
    <style:style style:name="P27" style:family="paragraph" style:parent-style-name="Table_20_Contents">
      <style:paragraph-properties fo:line-height="150%"/>
      <style:text-properties fo:font-size="12pt" officeooo:rsid="0024d437" officeooo:paragraph-rsid="0024d437" style:font-size-asian="12pt" style:font-size-complex="12pt"/>
    </style:style>
    <style:style style:name="P28" style:family="paragraph" style:parent-style-name="Table_20_Contents">
      <style:paragraph-properties fo:line-height="150%" fo:text-align="end" style:justify-single-word="false"/>
      <style:text-properties fo:font-size="12pt" officeooo:rsid="002c557a" officeooo:paragraph-rsid="002c557a" style:font-size-asian="12pt" style:font-size-complex="12pt"/>
    </style:style>
    <style:style style:name="P29" style:family="paragraph" style:parent-style-name="Table_20_Contents">
      <style:paragraph-properties fo:line-height="150%" fo:text-align="end" style:justify-single-word="false"/>
      <style:text-properties fo:font-size="12pt" officeooo:rsid="00314065" officeooo:paragraph-rsid="00314065" style:font-size-asian="12pt" style:font-size-complex="12pt"/>
    </style:style>
    <style:style style:name="P30" style:family="paragraph" style:parent-style-name="Table_20_Contents">
      <style:paragraph-properties fo:line-height="150%"/>
      <style:text-properties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/>
      <style:text-properties fo:font-size="12pt" fo:font-weight="bold" officeooo:rsid="0008c080" officeooo:paragraph-rsid="001f4c16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/>
      <style:text-properties fo:font-size="12pt" fo:font-weight="bold" officeooo:rsid="0008c080" officeooo:paragraph-rsid="0024d437" fo:background-color="transparent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15%"/>
      <style:text-properties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14d6f6" style:font-size-asian="10pt" style:font-size-complex="10pt"/>
    </style:style>
    <style:style style:name="P35" style:family="paragraph" style:parent-style-name="Table_20_Contents">
      <style:paragraph-properties fo:line-height="115%"/>
      <style:text-properties style:font-name="Liberation Mono" fo:font-size="10pt" style:text-underline-style="none" officeooo:rsid="001f4c16" officeooo:paragraph-rsid="001f4c16" style:font-size-asian="10pt" style:font-size-complex="10pt"/>
    </style:style>
    <style:style style:name="P36" style:family="paragraph" style:parent-style-name="Table_20_Contents">
      <style:paragraph-properties fo:line-height="115%"/>
      <style:text-properties style:font-name="Liberation Mono" fo:font-size="10pt" style:text-underline-style="none" officeooo:rsid="0024d437" officeooo:paragraph-rsid="0024d437" style:font-size-asian="10pt" style:font-size-complex="10pt"/>
    </style:style>
    <style:style style:name="P37" style:family="paragraph" style:parent-style-name="Table_20_Contents">
      <style:paragraph-properties fo:line-height="115%"/>
      <style:text-properties style:font-name="Liberation Mono" fo:font-size="10pt" style:text-underline-style="none" officeooo:rsid="0024d437" officeooo:paragraph-rsid="00314065" style:font-size-asian="10pt" style:font-size-complex="10pt"/>
    </style:style>
    <style:style style:name="P38" style:family="paragraph" style:parent-style-name="Table_20_Contents">
      <style:paragraph-properties fo:line-height="115%"/>
      <style:text-properties style:font-name="Liberation Mono" fo:font-size="10pt" style:text-underline-style="none" officeooo:rsid="0013c94d" officeooo:paragraph-rsid="0013c94d" style:font-size-asian="10pt" style:font-size-complex="10pt"/>
    </style:style>
    <style:style style:name="P39" style:family="paragraph" style:parent-style-name="Table_20_Contents">
      <style:paragraph-properties fo:line-height="115%"/>
      <style:text-properties style:font-name="Liberation Mono" fo:font-size="10pt" style:text-underline-style="none" officeooo:rsid="00281b13" officeooo:paragraph-rsid="0014d6f6" style:font-size-asian="10pt" style:font-size-complex="10pt"/>
    </style:style>
    <style:style style:name="P40" style:family="paragraph" style:parent-style-name="Table_20_Contents">
      <style:paragraph-properties fo:line-height="115%"/>
      <style:text-properties style:font-name="Liberation Mono" fo:font-size="10pt" officeooo:rsid="0016708c" officeooo:paragraph-rsid="0016708c" style:font-size-asian="10pt" style:font-size-complex="10pt"/>
    </style:style>
    <style:style style:name="P41" style:family="paragraph" style:parent-style-name="Table_20_Contents">
      <style:paragraph-properties fo:line-height="115%"/>
      <style:text-properties style:font-name="Liberation Mono" fo:font-size="10pt" officeooo:rsid="0016708c" officeooo:paragraph-rsid="00314065" style:font-size-asian="10pt" style:font-size-complex="10pt"/>
    </style:style>
    <style:style style:name="P42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1f4c16" officeooo:paragraph-rsid="001f4c16" style:font-size-asian="10pt" style:font-size-complex="10pt"/>
    </style:style>
    <style:style style:name="P43" style:family="paragraph" style:parent-style-name="Table_20_Contents">
      <style:paragraph-properties fo:line-height="115%"/>
      <style:text-properties style:font-name="Liberation Mono" fo:font-size="10pt" officeooo:rsid="001f4c16" officeooo:paragraph-rsid="001f4c1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0b70e" officeooo:paragraph-rsid="0020b70e" style:font-size-asian="10pt" style:font-size-complex="10pt"/>
    </style:style>
    <style:style style:name="P45" style:family="paragraph" style:parent-style-name="Table_20_Contents">
      <style:paragraph-properties fo:line-height="115%"/>
      <style:text-properties style:font-name="Liberation Mono" fo:font-size="10pt" officeooo:rsid="00168bf9" officeooo:paragraph-rsid="00168bf9" style:font-size-asian="10pt" style:font-size-complex="10pt"/>
    </style:style>
    <style:style style:name="P46" style:family="paragraph" style:parent-style-name="Table_20_Contents">
      <style:paragraph-properties fo:line-height="115%"/>
      <style:text-properties style:font-name="Liberation Mono" fo:font-size="10pt" officeooo:rsid="0024d437" officeooo:paragraph-rsid="0024d437" style:font-size-asian="10pt" style:font-size-complex="10pt"/>
    </style:style>
    <style:style style:name="P47" style:family="paragraph" style:parent-style-name="Table_20_Contents">
      <style:paragraph-properties fo:line-height="115%"/>
      <style:text-properties style:font-name="Liberation Mono" fo:font-size="10pt" officeooo:rsid="0024d437" officeooo:paragraph-rsid="00314065" style:font-size-asian="10pt" style:font-size-complex="10pt"/>
    </style:style>
    <style:style style:name="P48" style:family="paragraph" style:parent-style-name="Table_20_Contents">
      <style:paragraph-properties fo:line-height="115%"/>
      <style:text-properties style:font-name="Liberation Mono" fo:font-size="10pt" officeooo:rsid="0028fd61" officeooo:paragraph-rsid="0028fd61" style:font-size-asian="10pt" style:font-size-complex="10pt"/>
    </style:style>
    <style:style style:name="P49" style:family="paragraph" style:parent-style-name="Table_20_Contents">
      <style:paragraph-properties fo:line-height="115%"/>
      <style:text-properties style:font-name="Liberation Mono" fo:font-size="10pt" officeooo:rsid="0028fd61" officeooo:paragraph-rsid="002c8f85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98153" officeooo:paragraph-rsid="00298153" style:font-size-asian="10pt" style:font-size-complex="10pt"/>
    </style:style>
    <style:style style:name="P51" style:family="paragraph" style:parent-style-name="Table_20_Contents">
      <style:paragraph-properties fo:line-height="115%"/>
      <style:text-properties style:font-name="Liberation Mono" fo:font-size="10pt" officeooo:rsid="00298153" officeooo:paragraph-rsid="00298153" style:font-size-asian="10pt" style:font-size-complex="10pt"/>
    </style:style>
    <style:style style:name="P52" style:family="paragraph" style:parent-style-name="Table_20_Contents">
      <style:paragraph-properties fo:line-height="115%"/>
      <style:text-properties style:font-name="Liberation Mono" fo:font-size="10pt" officeooo:rsid="0014d6f6" officeooo:paragraph-rsid="0014d6f6" style:font-size-asian="10pt" style:font-size-complex="10pt"/>
    </style:style>
    <style:style style:name="P53" style:family="paragraph" style:parent-style-name="Table_20_Contents">
      <style:paragraph-properties fo:line-height="115%"/>
      <style:text-properties style:font-name="Liberation Mono" fo:font-size="10pt" officeooo:rsid="000a9010" officeooo:paragraph-rsid="000a9010" style:font-size-asian="10pt" style:font-size-complex="10pt"/>
    </style:style>
    <style:style style:name="P54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1f4c16" officeooo:paragraph-rsid="001f4c16" style:font-size-asian="10pt" style:font-size-complex="10pt"/>
    </style:style>
    <style:style style:name="P55" style:family="paragraph" style:parent-style-name="Table_20_Contents">
      <style:paragraph-properties fo:line-height="115%"/>
      <style:text-properties fo:font-size="10pt" officeooo:paragraph-rsid="0014d6f6" style:font-size-asian="10pt" style:font-size-complex="10pt"/>
    </style:style>
    <style:style style:name="P56" style:family="paragraph" style:parent-style-name="Table_20_Contents">
      <style:paragraph-properties fo:line-height="115%"/>
      <style:text-properties fo:font-size="10pt" officeooo:paragraph-rsid="000a9010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paragraph-rsid="00168bf9" style:font-size-asian="10pt" style:font-size-complex="10pt"/>
    </style:style>
    <style:style style:name="P58" style:family="paragraph" style:parent-style-name="Table_20_Contents">
      <style:paragraph-properties fo:line-height="115%"/>
      <style:text-properties officeooo:paragraph-rsid="0014d6f6"/>
    </style:style>
    <style:style style:name="P59" style:family="paragraph" style:parent-style-name="Table_20_Contents">
      <style:paragraph-properties fo:line-height="115%"/>
      <style:text-properties officeooo:paragraph-rsid="000a9010"/>
    </style:style>
    <style:style style:name="P60" style:family="paragraph" style:parent-style-name="Table_20_Contents">
      <style:paragraph-properties fo:line-height="115%"/>
      <style:text-properties officeooo:paragraph-rsid="0016708c"/>
    </style:style>
    <style:style style:name="P61" style:family="paragraph" style:parent-style-name="Table_20_Contents">
      <style:paragraph-properties fo:line-height="115%"/>
      <style:text-properties officeooo:paragraph-rsid="00298153"/>
    </style:style>
    <style:style style:name="P62" style:family="paragraph" style:parent-style-name="Table_20_Contents">
      <style:paragraph-properties fo:line-height="115%"/>
      <style:text-properties officeooo:paragraph-rsid="0020b70e"/>
    </style:style>
    <style:style style:name="P63" style:family="paragraph" style:parent-style-name="Table_20_Contents">
      <style:paragraph-properties fo:line-height="115%"/>
      <style:text-properties officeooo:paragraph-rsid="001f4c16"/>
    </style:style>
    <style:style style:name="P64" style:family="paragraph" style:parent-style-name="Table_20_Contents">
      <style:paragraph-properties fo:line-height="150%"/>
      <style:text-properties officeooo:paragraph-rsid="001f4c16"/>
    </style:style>
    <style:style style:name="P65" style:family="paragraph" style:parent-style-name="Standard">
      <style:paragraph-properties fo:break-before="page"/>
      <style:text-properties fo:font-size="14pt" officeooo:rsid="00079c3d" officeooo:paragraph-rsid="00079c3d" style:font-size-asian="12.25pt" style:font-size-complex="14pt"/>
    </style:style>
    <style:style style:name="P6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4d437" style:font-weight-asian="bold" style:font-weight-complex="bold"/>
    </style:style>
    <style:style style:name="T5" style:family="text">
      <style:text-properties officeooo:rsid="0012b1ca"/>
    </style:style>
    <style:style style:name="T6" style:family="text">
      <style:text-properties officeooo:rsid="0014d6f6"/>
    </style:style>
    <style:style style:name="T7" style:family="text">
      <style:text-properties style:font-name="Liberation Mono" style:text-underline-style="none" officeooo:rsid="0014d6f6"/>
    </style:style>
    <style:style style:name="T8" style:family="text">
      <style:text-properties style:font-name="Liberation Mono" style:text-underline-style="none" officeooo:rsid="00168bf9"/>
    </style:style>
    <style:style style:name="T9" style:family="text">
      <style:text-properties style:font-name="Liberation Mono" style:text-underline-style="none" officeooo:rsid="001b67ac"/>
    </style:style>
    <style:style style:name="T10" style:family="text">
      <style:text-properties style:font-name="Liberation Mono" style:text-underline-style="none" officeooo:rsid="00281b13"/>
    </style:style>
    <style:style style:name="T11" style:family="text">
      <style:text-properties style:font-name="Liberation Mono" officeooo:rsid="000a9010"/>
    </style:style>
    <style:style style:name="T12" style:family="text">
      <style:text-properties style:font-name="Liberation Mono" fo:font-size="10pt" style:text-underline-style="none" officeooo:rsid="0016708c" style:font-size-asian="10pt" style:font-size-complex="10pt"/>
    </style:style>
    <style:style style:name="T13" style:family="text">
      <style:text-properties style:font-name="Liberation Mono" fo:font-size="10pt" style:text-underline-style="none" officeooo:rsid="00298153" style:font-size-asian="10pt" style:font-size-complex="10pt"/>
    </style:style>
    <style:style style:name="T14" style:family="text">
      <style:text-properties style:font-name="Liberation Mono" fo:font-size="10pt" style:text-underline-style="none" officeooo:rsid="00168bf9" style:font-size-asian="10pt" style:font-size-complex="10pt"/>
    </style:style>
    <style:style style:name="T15" style:family="text">
      <style:text-properties style:font-name="Liberation Mono" fo:font-size="10pt" style:text-underline-style="none" officeooo:rsid="0020b70e" style:font-size-asian="10pt" style:font-size-complex="10pt"/>
    </style:style>
    <style:style style:name="T16" style:family="text">
      <style:text-properties style:font-name="Liberation Mono" fo:font-size="10pt" style:text-underline-style="none" officeooo:rsid="001f4c16" style:font-size-asian="10pt" style:font-size-complex="10pt"/>
    </style:style>
    <style:style style:name="T17" style:family="text">
      <style:text-properties style:font-name="Liberation Mono" fo:font-size="10pt" style:text-underline-style="none" officeooo:rsid="002a08cb" style:font-size-asian="10pt" style:font-size-complex="10pt"/>
    </style:style>
    <style:style style:name="T18" style:family="text">
      <style:text-properties style:font-name="Liberation Mono" fo:font-size="10pt" style:text-underline-style="solid" style:text-underline-width="auto" style:text-underline-color="font-color" officeooo:rsid="0014d6f6" style:font-size-asian="10pt" style:font-size-complex="10pt"/>
    </style:style>
    <style:style style:name="T19" style:family="text">
      <style:text-properties style:font-name="Liberation Mono" fo:font-size="10pt" style:text-underline-style="solid" style:text-underline-width="auto" style:text-underline-color="font-color" officeooo:rsid="0024d437" style:font-size-asian="10pt" style:font-size-complex="10pt"/>
    </style:style>
    <style:style style:name="T20" style:family="text">
      <style:text-properties style:font-name="Liberation Mono" fo:font-size="10pt" style:text-underline-style="solid" style:text-underline-width="auto" style:text-underline-color="font-color" officeooo:rsid="000a9010" style:font-size-asian="10pt" style:font-size-complex="10pt"/>
    </style:style>
    <style:style style:name="T21" style:family="text">
      <style:text-properties style:font-name="Liberation Mono" fo:font-size="10pt" style:text-underline-style="solid" style:text-underline-width="auto" style:text-underline-color="font-color" officeooo:rsid="002cab12" style:font-size-asian="10pt" style:font-size-complex="10pt"/>
    </style:style>
    <style:style style:name="T22" style:family="text">
      <style:text-properties style:font-name="Liberation Mono" fo:font-size="10pt" officeooo:rsid="000a9010" style:font-size-asian="10pt" style:font-size-complex="10pt"/>
    </style:style>
    <style:style style:name="T23" style:family="text">
      <style:text-properties style:font-name="Liberation Mono" fo:font-size="10pt" officeooo:rsid="00298153" style:font-size-asian="10pt" style:font-size-complex="10pt"/>
    </style:style>
    <style:style style:name="T24" style:family="text">
      <style:text-properties style:font-name="Liberation Mono" style:text-underline-style="solid" style:text-underline-width="auto" style:text-underline-color="font-color" officeooo:rsid="0014d6f6"/>
    </style:style>
    <style:style style:name="T25" style:family="text">
      <style:text-properties style:font-name="Liberation Mono" style:text-underline-style="solid" style:text-underline-width="auto" style:text-underline-color="font-color" officeooo:rsid="0024d437"/>
    </style:style>
    <style:style style:name="T26" style:family="text">
      <style:text-properties style:font-name="Liberation Mono" officeooo:rsid="0028fd61"/>
    </style:style>
    <style:style style:name="T27" style:family="text">
      <style:text-properties fo:font-size="14pt" fo:font-weight="bold" officeooo:rsid="001f4c16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079c3d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08c080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24d437" style:font-size-asian="12.25pt" style:font-weight-asian="bold" style:font-size-complex="14pt" style:font-weight-complex="bold"/>
    </style:style>
    <style:style style:name="T31" style:family="text">
      <style:text-properties fo:font-size="14pt" fo:font-weight="bold" officeooo:rsid="00314065" style:font-size-asian="12.25pt" style:font-weight-asian="bold" style:font-size-complex="14pt" style:font-weight-complex="bold"/>
    </style:style>
    <style:style style:name="T32" style:family="text">
      <style:text-properties officeooo:rsid="0024d437"/>
    </style:style>
    <style:style style:name="T33" style:family="text">
      <style:text-properties officeooo:rsid="00267f18"/>
    </style:style>
    <style:style style:name="T34" style:family="text">
      <style:text-properties officeooo:rsid="002f713a"/>
    </style:style>
    <style:style style:name="T35" style:family="text">
      <style:text-properties officeooo:rsid="00314065"/>
    </style:style>
    <style:style style:name="T36" style:family="text">
      <style:text-properties fo:font-size="12pt" officeooo:rsid="001f4c16" style:font-size-asian="12pt" style:font-size-complex="12pt"/>
    </style:style>
    <style:style style:name="T37" style:family="text">
      <style:text-properties fo:font-size="12pt" officeooo:rsid="002be07b" style:font-size-asian="12pt" style:font-size-complex="12pt"/>
    </style:style>
    <style:style style:name="T38" style:family="text">
      <style:text-properties fo:font-size="12pt" officeooo:rsid="00314065" style:font-size-asian="12pt" style:font-size-complex="12pt"/>
    </style:style>
    <style:style style:name="T39" style:family="text">
      <style:text-properties officeooo:rsid="0033265b"/>
    </style:style>
    <style:style style:name="T40" style:family="text">
      <style:text-properties officeooo:rsid="003489d4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1428</text:p>
      <text:p text:style-name="P12">Summer 202<text:span text:style-name="T39">2</text:span></text:p>
      <text:p text:style-name="P12">Assignment <text:span text:style-name="T32">4</text:span> Rubric</text:p>
      <text:p text:style-name="P1"><text:span text:style-name="T2">Student Name: </text:span><text:s/><draw:control text:anchor-type="as-char" draw:z-index="4" draw:name="Shape3" draw:style-name="gr1" draw:text-style-name="P66" svg:width="5.448in" svg:height="0.2398in" draw:control="control7"/></text:p>
      <text:p text:style-name="Horizontal_20_Line"/>
      <text:p text:style-name="P2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 table:style-name="TableLine94478890025968">
          <table:table-cell table:style-name="style.A1" office:value-type="string">
            <text:p text:style-name="P30">Condition</text:p>
          </table:table-cell>
          <table:table-cell table:style-name="style.A1" office:value-type="string">
            <text:p text:style-name="P30">Max Points</text:p>
          </table:table-cell>
          <table:table-cell table:style-name="style.A1" office:value-type="string">
            <text:p text:style-name="P30">Points Awarded</text:p>
          </table:table-cell>
        </table:table-row>
        <table:table-row table:style-name="TableLine94478890148336">
          <table:table-cell table:style-name="style.A2" office:value-type="string">
            <text:p text:style-name="P18">All lines less that 80 characters.</text:p>
          </table:table-cell>
          <table:table-cell table:style-name="style.A2" office:value-type="string">
            <text:p text:style-name="P19">4</text:p>
          </table:table-cell>
          <table:table-cell table:style-name="style.A2" office:value-type="string">
            <text:p text:style-name="P20"><draw:control text:anchor-type="as-char" draw:z-index="8" draw:name="Shape1" draw:style-name="gr2" draw:text-style-name="P66" svg:width="0.5689in" svg:height="0.2571in" draw:control="control1"/></text:p>
          </table:table-cell>
        </table:table-row>
        <table:table-row table:style-name="TableLine94478890150064">
          <table:table-cell table:style-name="style.A2" office:value-type="string">
            <text:p text:style-name="P18">Variables have meaningful names.</text:p>
          </table:table-cell>
          <table:table-cell table:style-name="style.A2" office:value-type="string">
            <text:p text:style-name="P19">4</text:p>
          </table:table-cell>
          <table:table-cell table:style-name="style.A2" office:value-type="string">
            <text:p text:style-name="P8"><draw:control text:anchor-type="as-char" draw:z-index="0" draw:name="Shape1_0" draw:style-name="gr1" draw:text-style-name="P66" svg:width="0.5689in" svg:height="0.2571in" draw:control="control2"/></text:p>
          </table:table-cell>
        </table:table-row>
        <table:table-row table:style-name="TableLine94478890150864">
          <table:table-cell table:style-name="style.A2" office:value-type="string">
            <text:p text:style-name="P18">Every block indented one tab or 4 spaces.</text:p>
          </table:table-cell>
          <table:table-cell table:style-name="style.A2" office:value-type="string">
            <text:p text:style-name="P19">4</text:p>
          </table:table-cell>
          <table:table-cell table:style-name="style.A2" office:value-type="string">
            <text:p text:style-name="P8"><draw:control text:anchor-type="as-char" draw:z-index="1" draw:name="Shape1_1" draw:style-name="gr1" draw:text-style-name="P66" svg:width="0.5689in" svg:height="0.2571in" draw:control="control3"/></text:p>
          </table:table-cell>
        </table:table-row>
        <table:table-row table:style-name="TableLine94478890152064">
          <table:table-cell table:style-name="style.A2" office:value-type="string">
            <text:p text:style-name="P18">Comments included for “complicated” actions.</text:p>
          </table:table-cell>
          <table:table-cell table:style-name="style.A2" office:value-type="string">
            <text:p text:style-name="P24">2</text:p>
          </table:table-cell>
          <table:table-cell table:style-name="style.A2" office:value-type="string">
            <text:p text:style-name="P8"><draw:control text:anchor-type="as-char" draw:z-index="2" draw:name="Shape1_2" draw:style-name="gr1" draw:text-style-name="P66" svg:width="0.5689in" svg:height="0.2571in" draw:control="control4"/></text:p>
          </table:table-cell>
        </table:table-row>
        <table:table-row table:style-name="TableLine94478890152864">
          <table:table-cell table:style-name="style.A2" office:value-type="string">
            <text:p text:style-name="P18">File name is [Authors Last Name]_assignment<text:span text:style-name="T32">4</text:span>.cpp</text:p>
          </table:table-cell>
          <table:table-cell table:style-name="style.A2" office:value-type="string">
            <text:p text:style-name="P19">4</text:p>
          </table:table-cell>
          <table:table-cell table:style-name="style.A2" office:value-type="string">
            <text:p text:style-name="P8"><draw:control text:anchor-type="as-char" draw:z-index="3" draw:name="Shape1_3" draw:style-name="gr1" draw:text-style-name="P66" svg:width="0.5689in" svg:height="0.2571in" draw:control="control5"/></text:p>
          </table:table-cell>
        </table:table-row>
        <table:table-row table:style-name="TableLine94478890153616">
          <table:table-cell table:style-name="style.A2" office:value-type="string">
            <text:p text:style-name="P23">Author, dat<text:span text:style-name="T34">e, </text:span><text:span text:style-name="T40">and collaborator</text:span> comments included.</text:p>
          </table:table-cell>
          <table:table-cell table:style-name="style.A2" office:value-type="string">
            <text:p text:style-name="P24">2</text:p>
          </table:table-cell>
          <table:table-cell table:style-name="style.A2" office:value-type="string">
            <text:p text:style-name="P9"><draw:control text:anchor-type="as-char" draw:z-index="10" draw:name="Shape1_8" draw:style-name="gr1" draw:text-style-name="P66" svg:width="0.5689in" svg:height="0.2571in" draw:control="control11"/></text:p>
          </table:table-cell>
        </table:table-row>
      </table:table>
      <text:p text:style-name="P1"/>
      <text:p text:style-name="P13"><text:span text:style-name="T27">Code Refactor</text:span><text:span text:style-name="T28">: </text:span><text:span text:style-name="T31">2</text:span><text:span text:style-name="T29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78890129216">
          <table:table-cell table:style-name="Table2.A1" office:value-type="string">
            <text:p text:style-name="P31">Condition</text:p>
          </table:table-cell>
          <table:table-cell table:style-name="Table2.A1" office:value-type="string">
            <text:p text:style-name="P31">Max Points</text:p>
          </table:table-cell>
          <table:table-cell table:style-name="Table2.A1" office:value-type="string">
            <text:p text:style-name="P31">Points Awarded</text:p>
          </table:table-cell>
        </table:table-row>
        <table:table-row table:style-name="TableLine94478890213936">
          <table:table-cell table:style-name="Table2.A2" office:value-type="string">
            <text:p text:style-name="P25">Design New Ship implemented as 1 function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1"><draw:control text:anchor-type="as-char" draw:z-index="15" draw:name="Shape1_14" draw:style-name="gr2" draw:text-style-name="P66" svg:width="0.5689in" svg:height="0.2571in" draw:control="control16"/></text:p>
          </table:table-cell>
        </table:table-row>
        <table:table-row table:style-name="TableLine94478890215776">
          <table:table-cell table:style-name="Table2.A2" office:value-type="string">
            <text:p text:style-name="P25">Test a Ship Design implemented as <text:span text:style-name="T35">2</text:span> function<text:span text:style-name="T35">s</text:span></text:p>
          </table:table-cell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10"><draw:control text:anchor-type="as-char" draw:z-index="16" draw:name="Shape1_15" draw:style-name="gr1" draw:text-style-name="P66" svg:width="0.5689in" svg:height="0.2571in" draw:control="control17"/></text:p>
          </table:table-cell>
        </table:table-row>
        <table:table-row table:style-name="TableLine94478890216576">
          <table:table-cell table:style-name="Table2.A2" office:value-type="string">
            <text:p text:style-name="P25">Simulate a Flight implemented as <text:span text:style-name="T35">1</text:span> function</text:p>
          </table:table-cell>
          <table:table-cell table:style-name="Table2.A2" office:value-type="string">
            <text:p text:style-name="P28">4</text:p>
          </table:table-cell>
          <table:table-cell table:style-name="Table2.A2" office:value-type="string">
            <text:p text:style-name="P10"><draw:control text:anchor-type="as-char" draw:z-index="17" draw:name="Shape1_16" draw:style-name="gr1" draw:text-style-name="P66" svg:width="0.5689in" svg:height="0.2571in" draw:control="control18"/></text:p>
          </table:table-cell>
        </table:table-row>
        <table:table-row table:style-name="TableLine94478890217696">
          <table:table-cell table:style-name="Table2.A2" office:value-type="string">
            <text:p text:style-name="P64"><text:span text:style-name="T36">Menu branches each call 1 function </text:span><text:span text:style-name="T37">(possibly 2 for </text:span><text:span text:style-name="T38">Test</text:span><text:span text:style-name="T37">)</text:span>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10"><draw:control text:anchor-type="as-char" draw:z-index="18" draw:name="Shape1_17" draw:style-name="gr1" draw:text-style-name="P66" svg:width="0.5689in" svg:height="0.2571in" draw:control="control19"/></text:p>
          </table:table-cell>
        </table:table-row>
        <table:table-row table:style-name="TableLine94478890218496">
          <table:table-cell table:style-name="Table2.A2" office:value-type="string">
            <text:p text:style-name="P25">Good comments for function return and parameters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10"><draw:control text:anchor-type="as-char" draw:z-index="19" draw:name="Shape1_18" draw:style-name="gr1" draw:text-style-name="P66" svg:width="0.5689in" svg:height="0.2571in" draw:control="control20"/></text:p>
          </table:table-cell>
        </table:table-row>
      </table:table>
      <text:p text:style-name="P3"/>
      <text:p text:style-name="P17"><text:span text:style-name="T27">C</text:span><text:span text:style-name="T30">ustom Data Type</text:span><text:span text:style-name="T28">: </text:span><text:span text:style-name="T31">2</text:span><text:span text:style-name="T29">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78890223776">
          <table:table-cell table:style-name="Table3.A1" office:value-type="string">
            <text:p text:style-name="P32">Condition</text:p>
          </table:table-cell>
          <table:table-cell table:style-name="Table3.A1" office:value-type="string">
            <text:p text:style-name="P32">Max Points</text:p>
          </table:table-cell>
          <table:table-cell table:style-name="Table3.A1" office:value-type="string">
            <text:p text:style-name="P32">Points Awarded</text:p>
          </table:table-cell>
        </table:table-row>
        <table:table-row table:style-name="TableLine94478890257280">
          <table:table-cell table:style-name="Table3.A2" office:value-type="string">
            <text:p text:style-name="P27">Ship <text:span text:style-name="T2">struct</text:span> has correct members</text:p>
          </table:table-cell>
          <table:table-cell table:style-name="Table3.A2" office:value-type="string">
            <text:p text:style-name="P26">10</text:p>
          </table:table-cell>
          <table:table-cell table:style-name="Table3.A2" office:value-type="string">
            <text:p text:style-name="P22"><draw:control text:anchor-type="as-char" draw:z-index="21" draw:name="Shape1_20" draw:style-name="gr2" draw:text-style-name="P66" svg:width="0.5689in" svg:height="0.2571in" draw:control="control22"/></text:p>
          </table:table-cell>
        </table:table-row>
        <table:table-row table:style-name="TableLine94478890259136">
          <table:table-cell table:style-name="Table3.A2" office:value-type="string">
            <text:p text:style-name="P27">Design a New Ship writes user input into a Ship</text:p>
          </table:table-cell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11"><draw:control text:anchor-type="as-char" draw:z-index="22" draw:name="Shape1_21" draw:style-name="gr1" draw:text-style-name="P66" svg:width="0.5689in" svg:height="0.2571in" draw:control="control23"/></text:p>
          </table:table-cell>
        </table:table-row>
        <table:table-row table:style-name="TableLine94478890259936">
          <table:table-cell table:style-name="Table3.A2" office:value-type="string">
            <text:p text:style-name="P27">Test a Ship Design reads files into a Ship</text:p>
          </table:table-cell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11"><draw:control text:anchor-type="as-char" draw:z-index="23" draw:name="Shape1_22" draw:style-name="gr1" draw:text-style-name="P66" svg:width="0.5689in" svg:height="0.2571in" draw:control="control24"/></text:p>
          </table:table-cell>
        </table:table-row>
      </table:table>
      <text:p text:style-name="P4"/>
      <text:p text:style-name="P65"><text:span text:style-name="T2">Test Cases: </text:span><text:span text:style-name="T4">4</text:span><text:span text:style-name="T3">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78890263728">
          <table:table-cell table:style-name="Table1.A1" office:value-type="string">
            <text:p text:style-name="P33">Input</text:p>
          </table:table-cell>
          <table:table-cell table:style-name="Table1.A1" office:value-type="string">
            <text:p text:style-name="P33">Test Condition <text:span text:style-name="T35">(not exact output)</text:span></text:p>
          </table:table-cell>
          <table:table-cell table:style-name="Table1.A1" office:value-type="string">
            <text:p text:style-name="P33">Max Points</text:p>
          </table:table-cell>
          <table:table-cell table:style-name="Table1.A1" office:value-type="string">
            <text:p text:style-name="P33">Points Awarded</text:p>
          </table:table-cell>
        </table:table-row>
        <table:table-row table:style-name="TableLine94478890388288">
          <table:table-cell table:style-name="Table1.A2" office:value-type="string">
            <text:p text:style-name="P38">D</text:p>
            <text:p text:style-name="P37">Thomas Harris</text:p>
            <text:p text:style-name="P36">Mae</text:p>
            <text:p text:style-name="P34">500</text:p>
            <text:p text:style-name="P34">5200</text:p>
          </table:table-cell>
          <table:table-cell table:style-name="Table1.A2" office:value-type="string">
            <text:p text:style-name="P58"><text:span text:style-name="T18">Contents of </text:span><text:span text:style-name="T19">Mae</text:span><text:span text:style-name="T18">.txt</text:span></text:p>
            <text:p text:style-name="P34">Acceleration: <text:s text:c="2"/>10.4m/s2</text:p>
            <text:p text:style-name="P34">Impulse: <text:s text:c="7"/>22.9Ns/kg</text:p>
            <text:p text:style-name="P34">Max Altitude: <text:s text:c="2"/>469.0km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14"><draw:control text:anchor-type="as-char" draw:z-index="5" draw:name="Shape1_5" draw:style-name="gr1" draw:text-style-name="P66" svg:width="0.5689in" svg:height="0.2571in" draw:control="control8"/></text:p>
          </table:table-cell>
        </table:table-row>
        <table:table-row table:style-name="TableLine94478890390336">
          <table:table-cell table:style-name="Table1.A2" office:value-type="string">
            <text:p text:style-name="P52">D</text:p>
            <text:p text:style-name="P47">Scott Manley</text:p>
            <text:p text:style-name="P46">Leonov</text:p>
            <text:p text:style-name="P46">1000</text:p>
            <text:p text:style-name="P46">2330</text:p>
          </table:table-cell>
          <table:table-cell table:style-name="Table1.A2" office:value-type="string">
            <text:p text:style-name="P55"><text:span text:style-name="T24">Contents of </text:span><text:span text:style-name="T25">Leonov</text:span><text:span text:style-name="T24">.txt</text:span></text:p>
            <text:p text:style-name="P34">Acceleration: <text:s text:c="2"/><text:span text:style-name="T33">2.3m/s2</text:span></text:p>
            <text:p text:style-name="P39">Impulse: <text:s text:c="7"/>8.3Ns/kg</text:p>
            <text:p text:style-name="P55"><text:span text:style-name="T10">Max Altitude: <text:s text:c="2"/>175.8km</text:span>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14"><draw:control text:anchor-type="as-char" draw:z-index="6" draw:name="Shape1_6" draw:style-name="gr1" draw:text-style-name="P66" svg:width="0.5689in" svg:height="0.2571in" draw:control="control9"/></text:p>
          </table:table-cell>
        </table:table-row>
        <table:table-row table:style-name="TableLine94478890391536">
          <table:table-cell table:style-name="Table1.A2" office:value-type="string">
            <text:p text:style-name="P40">D</text:p>
            <text:p text:style-name="P41">Isaac Asimov</text:p>
            <text:p text:style-name="P46">Christa</text:p>
            <text:p text:style-name="P49">425</text:p>
            <text:p text:style-name="P48">850</text:p>
          </table:table-cell>
          <table:table-cell table:style-name="Table1.A2" office:value-type="string">
            <text:p text:style-name="P59"><text:span text:style-name="T20">Contents of </text:span><text:span text:style-name="T21">Christa</text:span><text:span text:style-name="T20">.txt</text:span></text:p>
            <text:p text:style-name="P56"><text:span text:style-name="T11">Acceleration: <text:s text:c="2"/></text:span><text:span text:style-name="T26">2.0</text:span><text:span text:style-name="T11">m/s2</text:span></text:p>
            <text:p text:style-name="P53">Impulse: <text:s text:c="7"/>6.8Ns/kg</text:p>
            <text:p text:style-name="P59"><text:span text:style-name="T22">Max Altitude: <text:s text:c="2"/>145.9km</text:span>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14"><draw:control text:anchor-type="as-char" draw:z-index="7" draw:name="Shape1_7" draw:style-name="gr1" draw:text-style-name="P66" svg:width="0.5689in" svg:height="0.2571in" draw:control="control10"/></text:p>
          </table:table-cell>
        </table:table-row>
        <table:table-row table:style-name="TableLine94478890392384">
          <table:table-cell table:style-name="Table1.A2" office:value-type="string">
            <text:p text:style-name="P40">T</text:p>
            <text:p text:style-name="P46">Mae</text:p>
          </table:table-cell>
          <table:table-cell table:style-name="Table1.A2" office:value-type="string">
            <text:p text:style-name="P60"><text:span text:style-name="T12">Console prints, “</text:span><text:span text:style-name="T13">Mae</text:span><text:span text:style-name="T12"> has failed test number </text:span><text:span text:style-name="T13">1</text:span><text:span text:style-name="T12">”</text:span>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15"><draw:control text:anchor-type="as-char" draw:z-index="11" draw:name="Shape1_10" draw:style-name="gr1" draw:text-style-name="P66" svg:width="0.5689in" svg:height="0.2571in" draw:control="control12"/></text:p>
          </table:table-cell>
        </table:table-row>
        <table:table-row table:style-name="TableLine94478890393296">
          <table:table-cell table:style-name="Table1.A2" office:value-type="string">
            <text:p text:style-name="P40">t</text:p>
            <text:p text:style-name="P46">Leonov</text:p>
          </table:table-cell>
          <table:table-cell table:style-name="Table1.A2" office:value-type="string">
            <text:p text:style-name="P60"><text:span text:style-name="T12">Console prints, “</text:span><text:span text:style-name="T13">Leonov</text:span><text:span text:style-name="T12"> has failed test number </text:span><text:span text:style-name="T13">2</text:span><text:span text:style-name="T12">”</text:span>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15"><draw:control text:anchor-type="as-char" draw:z-index="12" draw:name="Shape1_11" draw:style-name="gr1" draw:text-style-name="P66" svg:width="0.5689in" svg:height="0.2571in" draw:control="control13"/></text:p>
          </table:table-cell>
        </table:table-row>
        <table:table-row table:style-name="TableLine94478890394160">
          <table:table-cell table:style-name="Table1.A2" office:value-type="string">
            <text:p text:style-name="P45">T</text:p>
            <text:p text:style-name="P46">Christa</text:p>
          </table:table-cell>
          <table:table-cell table:style-name="Table1.A2" office:value-type="string">
            <text:p text:style-name="P61"><text:span text:style-name="T14">Console prints, “</text:span><text:span text:style-name="T13">Christa </text:span><text:span text:style-name="T12">has failed test number </text:span><text:span text:style-name="T13">4</text:span><text:span text:style-name="T14">”</text:span>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15"><draw:control text:anchor-type="as-char" draw:z-index="13" draw:name="Shape1_12" draw:style-name="gr1" draw:text-style-name="P66" svg:width="0.5689in" svg:height="0.2571in" draw:control="control14"/></text:p>
          </table:table-cell>
        </table:table-row>
        <table:table-row table:style-name="TableLine94478890395072">
          <table:table-cell table:style-name="Table1.A2" office:value-type="string">
            <text:p text:style-name="P43">S</text:p>
            <text:p text:style-name="P51">2.2</text:p>
            <text:p text:style-name="P51">35</text:p>
          </table:table-cell>
          <table:table-cell table:style-name="Table1.A2" office:value-type="string">
            <text:p text:style-name="P54">Console Output</text:p>
            <text:p text:style-name="P35">At 0 seconds: <text:s/>0.0m/s <text:s text:c="2"/>0.0m</text:p>
            <text:p text:style-name="P35">…</text:p>
            <text:p text:style-name="P63"><text:span text:style-name="T16">At </text:span><text:span text:style-name="T15">10 seconds: </text:span><text:span text:style-name="T13">2</text:span><text:span text:style-name="T17">2</text:span><text:span text:style-name="T15">.0m/s <text:s/></text:span><text:span text:style-name="T13">110</text:span><text:span text:style-name="T15">.0m</text:span></text:p>
            <text:p text:style-name="P35">…</text:p>
            <text:p text:style-name="P62"><text:span text:style-name="T15">At </text:span><text:span text:style-name="T13">35</text:span><text:span text:style-name="T15"> seconds: </text:span><text:span text:style-name="T13">77</text:span><text:span text:style-name="T15">.0m/s <text:s/></text:span><text:span text:style-name="T13">1.3</text:span><text:span text:style-name="T15">km</text:span></text:p>
          </table:table-cell>
          <table:table-cell table:style-name="Table1.A2" office:value-type="string">
            <text:p text:style-name="P50">5</text:p>
          </table:table-cell>
          <table:table-cell table:style-name="Table1.A2" office:value-type="string">
            <text:p text:style-name="P16"><draw:control text:anchor-type="as-char" draw:z-index="20" draw:name="Shape1_19" draw:style-name="gr1" draw:text-style-name="P66" svg:width="0.5689in" svg:height="0.2571in" draw:control="control21"/></text:p>
          </table:table-cell>
        </table:table-row>
        <table:table-row table:style-name="TableLine94478890396144">
          <table:table-cell table:style-name="Table1.A2" office:value-type="string">
            <text:p text:style-name="P45">q</text:p>
          </table:table-cell>
          <table:table-cell table:style-name="Table1.A2" office:value-type="string">
            <text:p text:style-name="P57"><text:span text:style-name="T8">Program </text:span><text:span text:style-name="T9">prints, “Thank you for using Craft Designer Plus</text:span><text:span text:style-name="T8">.” </text:span><text:span text:style-name="T9">and exits.</text:span>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15"><draw:control text:anchor-type="as-char" draw:z-index="14" draw:name="Shape1_13" draw:style-name="gr1" draw:text-style-name="P66" svg:width="0.5689in" svg:height="0.2571in" draw:control="control15"/></text:p>
          </table:table-cell>
        </table:table-row>
      </table:table>
      <text:p text:style-name="P2"/>
      <text:p text:style-name="P6">*<text:span text:style-name="T5">values can be +- 0.1</text:span></text:p>
      <text:p text:style-name="P7">All test cases will be entered in order <text:span text:style-name="T6">on one run of the program</text:span>.</text:p>
      <text:p text:style-name="P7"/>
      <text:p text:style-name="P5">Total Points: <draw:control text:anchor-type="as-char" draw:z-index="9" draw:name="Shape2" draw:style-name="gr2" draw:text-style-name="P66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2:52:26.725152302</meta:creation-date>
    <meta:generator>LibreOffice/6.4.7.2$Linux_X86_64 LibreOffice_project/40$Build-2</meta:generator>
    <dc:date>2022-06-28T10:09:32.637554842</dc:date>
    <meta:editing-duration>PT1H11M41S</meta:editing-duration>
    <meta:editing-cycles>32</meta:editing-cycles>
    <meta:document-statistic meta:table-count="4" meta:image-count="0" meta:object-count="0" meta:page-count="2" meta:paragraph-count="129" meta:word-count="302" meta:character-count="1722" meta:non-whitespace-character-count="1486"/>
  </office:meta>
</office:document-meta>
</file>